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af51"/>
    </style:style>
    <style:style style:name="P2" style:family="paragraph" style:parent-style-name="Standard">
      <style:text-properties fo:font-weight="bold" officeooo:rsid="0014af51" officeooo:paragraph-rsid="0014af51" style:font-weight-asian="bold" style:font-weight-complex="bold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4af51"/>
    </style:style>
    <style:style style:name="P5" style:family="paragraph" style:parent-style-name="Text_20_body">
      <style:text-properties officeooo:rsid="001535f9" officeooo:paragraph-rsid="001535f9"/>
    </style:style>
    <style:style style:name="P6" style:family="paragraph" style:parent-style-name="Text_20_body">
      <style:text-properties officeooo:paragraph-rsid="001535f9"/>
    </style:style>
    <style:style style:name="P7" style:family="paragraph" style:parent-style-name="Text_20_body">
      <style:text-properties officeooo:paragraph-rsid="00153a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af5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f51" style:font-weight-asian="normal" style:font-weight-complex="normal"/>
    </style:style>
    <style:style style:name="T5" style:family="text">
      <style:text-properties fo:font-weight="normal" officeooo:rsid="001535f9" style:font-weight-asian="normal" style:font-weight-complex="normal"/>
    </style:style>
    <style:style style:name="T6" style:family="text">
      <style:text-properties fo:font-style="italic" fo:font-weight="normal" officeooo:rsid="0014af5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35f9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af5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535f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3aa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1535f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53aa5" style:font-style-asian="normal" style:font-weight-asian="bold" style:font-style-complex="normal" style:font-weight-complex="bold"/>
    </style:style>
    <style:style style:name="T14" style:family="text">
      <style:text-properties officeooo:rsid="001535f9"/>
    </style:style>
    <style:style style:name="T15" style:family="text">
      <style:text-properties officeooo:rsid="00153aa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uno: Arthur José Budal da Silva</text:p>
      <text:p text:style-name="Standard">Relatório sobre o trabalho final (P3) de <text:span text:style-name="T2">Linguagens Formais e Autômatos</text:span></text:p>
      <text:p text:style-name="Standard"/>
      <text:p text:style-name="Standard"><text:span text:style-name="T1">Linguagem de Programação:</text:span> Python</text:p>
      <text:p text:style-name="Standard"><text:span text:style-name="T1">Estrutura de Dados utilizada:</text:span> <text:span text:style-name="T2">L</text:span>istas (análogo a arrays) e dicionários</text:p>
      <text:p text:style-name="Standard"><text:span text:style-name="T1">Justificativas:</text:span> Python, <text:span text:style-name="T2">apesar de ser uma linguagem que domino menos que C, possui mais liberdade e facilidade em utilizar dados obtidos pelo usuário, e em manipulação de arrays no geral. </text:span></text:p>
      <text:p text:style-name="Standard"/>
      <text:p text:style-name="P2">Desenvolvimento: <text:span text:style-name="T3">Esse foi um trabalho desafiador por ter que aprender e relativamente dominar tanto o algoritmo de Earley quanto à linguagem Python. Provavelmente não tomei as melhores decisões quanto à estruturação do código e melhores práticas, mas fiz a medida do possível. Utilizei alguns conceitos que aprendi em POO (e em Java) para criar um objeto e manipulá-lo através da recursividade, assim, verificando as próximas regras adicionadas.</text:span></text:p>
      <text:p text:style-name="P1"><text:span text:style-name="T4">Utilizei também um conceito não utilizado em aula, que pesquisei por fora, </text:span><text:span text:style-name="T5">para</text:span><text:span text:style-name="T4"> o algoritmo iterar através de um </text:span><text:span text:style-name="T6">predictor, scanner </text:span><text:span text:style-name="T9">e </text:span><text:span text:style-name="T6">completer. </text:span><text:span text:style-name="T9">Definindo-os </text:span><text:span text:style-name="T10">como previsão, varredura e conclusão, respectivamente</text:span><text:span text:style-name="T9">:</text:span></text:p>
      <text:p text:style-name="P1"><text:span text:style-name="T9"/></text:p>
      <text:list xml:id="list2590265270" text:style-name="L2">
        <text:list-item>
          <text:p text:style-name="P4"><text:span text:style-name="T1">Previsão:</text:span> para cada estado em S(k) da forma (X → α • Y β, j) (onde j é a posição de origem como acima), adicion<text:span text:style-name="T14">a-se</text:span> (Y → • γ, k) a S(k) para cada produção na gramática com Y no lado esquerdo (Y → γ).</text:p>
        </text:list-item>
        <text:list-item>
          <text:p text:style-name="P4"><text:span text:style-name="T1">Varredura:</text:span> Se a é o próximo símbolo no fluxo de entrada, para cada estado em S(k) da forma (X → α • a β, j), adicion<text:span text:style-name="T14">a-se</text:span> (X → α a • β, j) a S( k+1).</text:p>
        </text:list-item>
        <text:list-item>
          <text:p text:style-name="P3"><text:span text:style-name="T1">Conclusão: </text:span>Para cada estado em S(k) da forma (Y → γ •, j), encontre todos os estados em S(j) da forma (X → α • Y β, i) e adicione (X → α Y • β, i) a S(k).</text:p>
        </text:list-item>
      </text:list>
      <text:p text:style-name="P6"><text:span text:style-name="T9">S</text:span><text:span text:style-name="T10">e analisarmos um pouco, podemos concluir esta forma de executar os passos do algoritmo de Earley não se diferem muito do algoritmo passado em aula, mas encontrei mais facilidade em implementá-lo desta maneira, por estar dividida em 3 passos por ciclo, que facilita na hora do encapsulamento de funções.</text:span></text:p>
      <text:p text:style-name="P6"><text:span text:style-name="T10">Há muitas outras funções auxiliares: no objeto Estado, temos as funções que definem o próximo estado e se o estado é final. Na classe Earley, temos os três passos de previsão, varredura e conclusão, além da função </text:span><text:span text:style-name="T7">parse</text:span><text:span text:style-name="T10">, que inicia e utiliza as funções em Estado para verificar qual decisão tomar. Além de outras relacionadas ao controle da fila e dos contadores.</text:span></text:p>
      <text:p text:style-name="P6"><text:span text:style-name="T10">Na parte do main há a estrutura que o professor pediu: caso o usuário digite 1, ele pode definir as regras e as variáveis, as variáveis terminais, produções e variável inicial são exibidas ao usuário, perguntando que palavra ele deseja que seja analisada. Caso o usuário digite 2, utilizamos uma gramática pré-definida.</text:span></text:p>
      <text:p text:style-name="P5"><text:span text:style-name="T8">Meu código possui um pouco de repetições por ser recursivo, e não consegui encontrar soluções para isso, tendo que fazer um pouco de “gambiarra”: preciso sempre criar uma variável auxiliar que aponta para uma variável terminal, e então substituir onde essa variável terminal está (ficou semelhante a uma parte da transformação para a regra de Chomski).</text:span><text:span text:style-name="T11"> Também não utilizei um ponto, e sim marcadores que indicam onde foi o início e o fim da análise em cada linha (apesar de sempre serem semelhantes em cada ciclo).</text:span></text:p>
      <text:p text:style-name="P6"><text:span text:style-name="T10"/></text:p>
      <text:p text:style-name="P6"><text:span text:style-name="T10"/></text:p>
      <text:p text:style-name="P7"><text:soft-page-break/><text:span text:style-name="T12">D</text:span><text:span text:style-name="T13">ificuldades encontradas: </text:span><text:span text:style-name="T11">Como é possível observar no código, acabou que cada estado se tornou um objeto muito grande carregado de muitas informações… Tentei encontrar formas alternativas, mas com isso, a recursividade era quebrada. Lutei também um pouco para manipular as strings digitadas pelo usuário: existem vários métodos prontos em Python, mas para saber disso tive que pesquisar para cada situação com strings que encontrava. Apesar disso, esse trabalho foi bem divertido de fazer, e ajudou a fortalecer tanto o conhecimento do algoritmo de Earley quanto em Python no geral.</text:span></text:p>
      <text:p text:style-name="P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21:14:48.305757626</meta:creation-date>
    <dc:date>2022-07-25T21:44:33.385948159</dc:date>
    <meta:editing-duration>PT8M43S</meta:editing-duration>
    <meta:editing-cycles>1</meta:editing-cycles>
    <meta:document-statistic meta:table-count="0" meta:image-count="0" meta:object-count="0" meta:page-count="2" meta:paragraph-count="15" meta:word-count="619" meta:character-count="3635" meta:non-whitespace-character-count="3033"/>
    <meta:generator>LibreOffice/6.4.7.2$Linux_X86_64 LibreOffice_project/40$Build-2</meta:generator>
  </office:meta>
</office:document-meta>
</file>